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0.914cm"/>
      <style:paragraph-properties style:writing-mode="lr-tb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1.164cm" fo:min-width="0.91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1.164cm" fo:min-width="0.91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1.164cm" fo:min-width="0.914cm"/>
      <style:paragraph-properties style:writing-mode="lr-tb"/>
    </style:style>
    <style:style style:name="gr8" style:family="graphic" style:parent-style-name="standard">
      <style:graphic-properties draw:stroke="none" draw:fill="none" fo:min-height="1.6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10" style:family="graphic" style:parent-style-name="standard">
      <style:graphic-properties draw:fill-color="#ffbf00" draw:textarea-horizontal-align="justify" draw:textarea-vertical-align="middle" draw:auto-grow-height="false" fo:min-height="1.164cm" fo:min-width="0.91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0000"/>
      <style:paragraph-properties fo:text-align="center" style:writing-mode="lr-tb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81d41a"/>
      <style:paragraph-properties fo:text-align="center" style:writing-mode="lr-tb"/>
    </style:style>
    <style:style style:name="P6" style:family="paragraph">
      <loext:graphic-properties draw:fill-color="#729fcf"/>
      <style:paragraph-properties fo:text-align="center" style:writing-mode="lr-tb"/>
    </style:style>
    <style:style style:name="P7" style:family="paragraph">
      <loext:graphic-properties draw:fill="none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729fcf"/>
      <style:paragraph-properties fo:text-align="center" style:writing-mode="lr-tb"/>
      <style:text-properties fo:font-size="18pt"/>
    </style:style>
    <style:style style:name="P10" style:family="paragraph">
      <loext:graphic-properties draw:fill-color="#81d41a"/>
      <style:paragraph-properties fo:text-align="center" style:writing-mode="lr-tb"/>
      <style:text-properties fo:font-size="18pt"/>
    </style:style>
    <style:style style:name="P11" style:family="paragraph">
      <loext:graphic-properties draw:fill-color="#ff0000"/>
      <style:paragraph-properties fo:text-align="center" style:writing-mode="lr-tb"/>
      <style:text-properties fo:font-size="18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fbf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049cm" svg:y1="4.557cm" svg:x2="8.62cm" svg:y2="2.525cm">
          <text:p/>
        </draw:line>
        <draw:line draw:style-name="gr1" draw:text-style-name="P1" draw:layer="layout" svg:x1="8.607cm" svg:y1="2.642cm" svg:x2="5.191cm" svg:y2="4.684cm">
          <text:p/>
        </draw:line>
        <draw:custom-shape draw:style-name="gr2" draw:text-style-name="P2" draw:layer="layout" svg:width="2cm" svg:height="2cm" svg:x="4.08cm" svg:y="3.668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1.192cm" svg:y="3.573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7.605cm" svg:y="1.637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4.131cm" svg:y1="7.391cm" svg:x2="12.208cm" svg:y2="4.43cm">
            <text:p/>
          </draw:line>
          <draw:line draw:style-name="gr1" draw:text-style-name="P1" draw:layer="layout" svg:x1="12.195cm" svg:y1="4.547cm" svg:x2="10.43cm" svg:y2="7.605cm">
            <text:p/>
          </draw:line>
          <draw:custom-shape draw:style-name="gr2" draw:text-style-name="P2" draw:layer="layout" svg:width="2cm" svg:height="2cm" svg:x="9.446cm" svg:y="6.494cm">
            <text:p text:style-name="P2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13.224cm" svg:y="6.367cm">
            <text:p text:style-name="P2">2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11.193cm" svg:y="3.542cm">
            <text:p text:style-name="P2">2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7.019cm" svg:y1="7.517cm" svg:x2="5.096cm" svg:y2="4.556cm">
          <text:p/>
        </draw:line>
        <draw:line draw:style-name="gr1" draw:text-style-name="P1" draw:layer="layout" svg:x1="5.083cm" svg:y1="4.673cm" svg:x2="3.318cm" svg:y2="7.731cm">
          <text:p/>
        </draw:line>
        <draw:custom-shape draw:style-name="gr3" draw:text-style-name="P3" draw:layer="layout" svg:width="2cm" svg:height="2cm" svg:x="2.334cm" svg:y="6.6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6.112cm" svg:y="6.493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4.081cm" svg:y="3.668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0.366cm" svg:height="1.216cm" svg:x="2.699cm" svg:y="10.525cm">
          <draw:text-box>
            <text:p>Leaf node (no child) →Just remove</text:p>
          </draw:text-box>
        </draw:frame>
        <draw:line draw:style-name="gr1" draw:text-style-name="P1" draw:layer="layout" svg:x1="23.86cm" svg:y1="14.462cm" svg:x2="20.431cm" svg:y2="12.43cm">
          <text:p/>
        </draw:line>
        <draw:line draw:style-name="gr1" draw:text-style-name="P1" draw:layer="layout" svg:x1="20.418cm" svg:y1="12.547cm" svg:x2="17.002cm" svg:y2="14.589cm">
          <text:p/>
        </draw:line>
        <draw:custom-shape draw:style-name="gr2" draw:text-style-name="P2" draw:layer="layout" svg:width="2cm" svg:height="2cm" svg:x="15.891cm" svg:y="13.573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3.003cm" svg:y="13.478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9.416cm" svg:y="11.542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5.942cm" svg:y1="17.296cm" svg:x2="24.019cm" svg:y2="14.335cm">
            <text:p/>
          </draw:line>
          <draw:line draw:style-name="gr1" draw:text-style-name="P1" draw:layer="layout" svg:x1="24.006cm" svg:y1="14.452cm" svg:x2="22.241cm" svg:y2="17.51cm">
            <text:p/>
          </draw:line>
          <draw:custom-shape draw:style-name="gr2" draw:text-style-name="P2" draw:layer="layout" svg:width="2cm" svg:height="2cm" svg:x="21.257cm" svg:y="16.399cm">
            <text:p text:style-name="P2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25.035cm" svg:y="16.272cm">
            <text:p text:style-name="P2">2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23.004cm" svg:y="13.447cm">
            <text:p text:style-name="P2">2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18.83cm" svg:y1="17.422cm" svg:x2="16.907cm" svg:y2="14.461cm">
          <text:p/>
        </draw:line>
        <draw:custom-shape draw:style-name="gr2" draw:text-style-name="P2" draw:layer="layout" svg:width="2cm" svg:height="2cm" svg:x="17.923cm" svg:y="16.398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5.892cm" svg:y="13.573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line draw:style-name="gr1" draw:text-style-name="P1" draw:layer="layout" svg:x1="13.7cm" svg:y1="4.175cm" svg:x2="10.271cm" svg:y2="2.143cm">
          <text:p/>
        </draw:line>
        <draw:line draw:style-name="gr1" draw:text-style-name="P1" draw:layer="layout" svg:x1="10.258cm" svg:y1="2.26cm" svg:x2="6.842cm" svg:y2="4.302cm">
          <text:p/>
        </draw:line>
        <draw:custom-shape draw:style-name="gr2" draw:text-style-name="P2" draw:layer="layout" svg:width="2cm" svg:height="2cm" svg:x="5.731cm" svg:y="3.286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2.843cm" svg:y="3.191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9.256cm" svg:y="1.255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5.782cm" svg:y1="7.009cm" svg:x2="13.859cm" svg:y2="4.048cm">
            <text:p/>
          </draw:line>
          <draw:line draw:style-name="gr1" draw:text-style-name="P1" draw:layer="layout" svg:x1="13.846cm" svg:y1="4.165cm" svg:x2="12.081cm" svg:y2="7.223cm">
            <text:p/>
          </draw:line>
          <draw:custom-shape draw:style-name="gr2" draw:text-style-name="P2" draw:layer="layout" svg:width="2cm" svg:height="2cm" svg:x="11.097cm" svg:y="6.112cm">
            <text:p text:style-name="P2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14.875cm" svg:y="5.985cm">
            <text:p text:style-name="P2">2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12.844cm" svg:y="3.16cm">
            <text:p text:style-name="P2">2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6.734cm" svg:y1="4.291cm" svg:x2="4.969cm" svg:y2="7.349cm">
          <text:p/>
        </draw:line>
        <draw:custom-shape draw:style-name="gr2" draw:text-style-name="P2" draw:layer="layout" svg:width="2cm" svg:height="2cm" svg:x="3.985cm" svg:y="6.238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cm" svg:height="2cm" svg:x="5.732cm" svg:y="3.286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892cm" svg:y1="10.057cm" svg:x2="4.969cm" svg:y2="7.096cm">
          <text:p/>
        </draw:line>
        <draw:line draw:style-name="gr1" draw:text-style-name="P1" draw:layer="layout" svg:x1="4.956cm" svg:y1="7.213cm" svg:x2="3.191cm" svg:y2="10.271cm">
          <text:p/>
        </draw:line>
        <draw:custom-shape draw:style-name="gr2" draw:text-style-name="P2" draw:layer="layout" svg:width="2cm" svg:height="2cm" svg:x="2.207cm" svg:y="9.1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5.985cm" svg:y="9.033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cm" svg:height="2cm" svg:x="3.954cm" svg:y="6.208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3.998cm" svg:height="0.962cm" svg:x="2.524cm" svg:y="12.557cm">
          <draw:text-box>
            <text:p>Has only left node → Replace it with its left child</text:p>
          </draw:text-box>
        </draw:frame>
        <draw:line draw:style-name="gr1" draw:text-style-name="P1" draw:layer="layout" svg:x1="24.685cm" svg:y1="14.842cm" svg:x2="21.256cm" svg:y2="12.81cm">
          <text:p/>
        </draw:line>
        <draw:line draw:style-name="gr1" draw:text-style-name="P1" draw:layer="layout" svg:x1="21.243cm" svg:y1="12.927cm" svg:x2="17.827cm" svg:y2="14.969cm">
          <text:p/>
        </draw:line>
        <draw:custom-shape draw:style-name="gr2" draw:text-style-name="P2" draw:layer="layout" svg:width="2cm" svg:height="2cm" svg:x="16.716cm" svg:y="13.953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3.828cm" svg:y="13.858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0.241cm" svg:y="11.922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6.767cm" svg:y1="17.676cm" svg:x2="24.844cm" svg:y2="14.715cm">
            <text:p/>
          </draw:line>
          <draw:line draw:style-name="gr1" draw:text-style-name="P1" draw:layer="layout" svg:x1="24.831cm" svg:y1="14.832cm" svg:x2="23.066cm" svg:y2="17.89cm">
            <text:p/>
          </draw:line>
          <draw:custom-shape draw:style-name="gr2" draw:text-style-name="P2" draw:layer="layout" svg:width="2cm" svg:height="2cm" svg:x="22.082cm" svg:y="16.779cm">
            <text:p text:style-name="P2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25.86cm" svg:y="16.652cm">
            <text:p text:style-name="P2">2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23.829cm" svg:y="13.827cm">
            <text:p text:style-name="P2">2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2" draw:layer="layout" svg:width="2cm" svg:height="2cm" svg:x="16.748cm" svg:y="13.98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cm" svg:height="2cm" svg:x="16.717cm" svg:y="13.953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55cm" svg:y1="17.803cm" svg:x2="17.732cm" svg:y2="14.842cm">
          <text:p/>
        </draw:line>
        <draw:line draw:style-name="gr1" draw:text-style-name="P1" draw:layer="layout" svg:x1="17.719cm" svg:y1="14.959cm" svg:x2="15.954cm" svg:y2="18.017cm">
          <text:p/>
        </draw:line>
        <draw:custom-shape draw:style-name="gr2" draw:text-style-name="P2" draw:layer="layout" svg:width="2cm" svg:height="2cm" svg:x="14.97cm" svg:y="16.90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8.748cm" svg:y="16.77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cm" svg:height="2cm" svg:x="16.717cm" svg:y="13.95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line draw:style-name="gr1" draw:text-style-name="P1" draw:layer="layout" svg:x1="21.243cm" svg:y1="12.927cm" svg:x2="17.827cm" svg:y2="14.969cm">
          <text:p/>
        </draw:line>
        <draw:line draw:style-name="gr1" draw:text-style-name="P1" draw:layer="layout" svg:x1="13.7cm" svg:y1="4.175cm" svg:x2="10.271cm" svg:y2="2.143cm">
          <text:p/>
        </draw:line>
        <draw:line draw:style-name="gr1" draw:text-style-name="P1" draw:layer="layout" svg:x1="10.258cm" svg:y1="2.26cm" svg:x2="6.842cm" svg:y2="4.302cm">
          <text:p/>
        </draw:line>
        <draw:custom-shape draw:style-name="gr2" draw:text-style-name="P2" draw:layer="layout" svg:width="2cm" svg:height="2cm" svg:x="5.731cm" svg:y="3.286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2.843cm" svg:y="3.191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9.256cm" svg:y="1.255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5.782cm" svg:y1="7.009cm" svg:x2="13.859cm" svg:y2="4.048cm">
            <text:p/>
          </draw:line>
          <draw:line draw:style-name="gr1" draw:text-style-name="P1" draw:layer="layout" svg:x1="13.846cm" svg:y1="4.165cm" svg:x2="12.081cm" svg:y2="7.223cm">
            <text:p/>
          </draw:line>
          <draw:custom-shape draw:style-name="gr2" draw:text-style-name="P2" draw:layer="layout" svg:width="2cm" svg:height="2cm" svg:x="11.097cm" svg:y="6.112cm">
            <text:p text:style-name="P2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14.875cm" svg:y="5.985cm">
            <text:p text:style-name="P2">2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12.844cm" svg:y="3.16cm">
            <text:p text:style-name="P2">2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6.734cm" svg:y1="4.291cm" svg:x2="9.001cm" svg:y2="6.969cm">
          <text:p/>
        </draw:line>
        <draw:custom-shape draw:style-name="gr2" draw:text-style-name="P2" draw:layer="layout" svg:width="2cm" svg:height="2cm" svg:x="16.812cm" svg:y="13.98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cm" svg:height="2cm" svg:x="5.732cm" svg:y="3.286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719cm" svg:y1="17.803cm" svg:x2="17.796cm" svg:y2="14.842cm">
          <text:p/>
        </draw:line>
        <draw:line draw:style-name="gr1" draw:text-style-name="P1" draw:layer="layout" svg:x1="17.783cm" svg:y1="14.959cm" svg:x2="16.018cm" svg:y2="18.017cm">
          <text:p/>
        </draw:line>
        <draw:custom-shape draw:style-name="gr2" draw:text-style-name="P2" draw:layer="layout" svg:width="2cm" svg:height="2cm" svg:x="15.034cm" svg:y="16.906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8.812cm" svg:y="16.779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6.781cm" svg:y="13.95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6.428cm" svg:height="0.962cm" svg:x="2.524cm" svg:y="12.557cm">
          <draw:text-box>
            <text:p>Has only right node → Ditto. Replace it with its right child</text:p>
          </draw:text-box>
        </draw:frame>
        <draw:line draw:style-name="gr1" draw:text-style-name="P1" draw:layer="layout" svg:x1="24.685cm" svg:y1="14.842cm" svg:x2="21.256cm" svg:y2="12.81cm">
          <text:p/>
        </draw:line>
        <draw:custom-shape draw:style-name="gr2" draw:text-style-name="P2" draw:layer="layout" svg:width="2cm" svg:height="2cm" svg:x="23.828cm" svg:y="13.858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0.241cm" svg:y="11.922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6.767cm" svg:y1="17.676cm" svg:x2="24.844cm" svg:y2="14.715cm">
            <text:p/>
          </draw:line>
          <draw:line draw:style-name="gr1" draw:text-style-name="P1" draw:layer="layout" svg:x1="24.831cm" svg:y1="14.832cm" svg:x2="23.066cm" svg:y2="17.89cm">
            <text:p/>
          </draw:line>
          <draw:custom-shape draw:style-name="gr2" draw:text-style-name="P2" draw:layer="layout" svg:width="2cm" svg:height="2cm" svg:x="22.082cm" svg:y="16.779cm">
            <text:p text:style-name="P2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25.86cm" svg:y="16.652cm">
            <text:p text:style-name="P2">2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cm" svg:height="2cm" svg:x="23.829cm" svg:y="13.827cm">
            <text:p text:style-name="P2">2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2" draw:layer="layout" svg:width="2cm" svg:height="2cm" svg:x="8.049cm" svg:y="6.11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956cm" svg:y1="9.929cm" svg:x2="9.033cm" svg:y2="6.968cm">
          <text:p/>
        </draw:line>
        <draw:line draw:style-name="gr1" draw:text-style-name="P1" draw:layer="layout" svg:x1="9.02cm" svg:y1="7.085cm" svg:x2="7.255cm" svg:y2="10.143cm">
          <text:p/>
        </draw:line>
        <draw:custom-shape draw:style-name="gr2" draw:text-style-name="P2" draw:layer="layout" svg:width="2cm" svg:height="2cm" svg:x="6.271cm" svg:y="9.032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0.049cm" svg:y="8.905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8.018cm" svg:y="6.08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line draw:style-name="gr1" draw:text-style-name="P1" draw:layer="layout" svg:x1="12.05cm" svg:y1="4.558cm" svg:x2="8.621cm" svg:y2="2.526cm">
          <text:p/>
        </draw:line>
        <draw:line draw:style-name="gr1" draw:text-style-name="P1" draw:layer="layout" svg:x1="8.608cm" svg:y1="2.643cm" svg:x2="5.192cm" svg:y2="4.685cm">
          <text:p/>
        </draw:line>
        <draw:custom-shape draw:style-name="gr2" draw:text-style-name="P2" draw:layer="layout" svg:width="2cm" svg:height="2cm" svg:x="4.081cm" svg:y="3.669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1.193cm" svg:y="3.574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cm" svg:height="2cm" svg:x="7.606cm" svg:y="1.638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132cm" svg:y1="7.392cm" svg:x2="12.209cm" svg:y2="4.431cm">
          <text:p/>
        </draw:line>
        <draw:line draw:style-name="gr1" draw:text-style-name="P1" draw:layer="layout" svg:x1="12.196cm" svg:y1="4.548cm" svg:x2="10.431cm" svg:y2="7.606cm">
          <text:p/>
        </draw:line>
        <draw:custom-shape draw:style-name="gr5" draw:text-style-name="P5" draw:layer="layout" svg:width="2cm" svg:height="2cm" svg:x="9.447cm" svg:y="6.495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3.225cm" svg:y="6.368cm">
          <text:p text:style-name="P2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1.194cm" svg:y="3.543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02cm" svg:y1="7.518cm" svg:x2="5.097cm" svg:y2="4.557cm">
          <text:p/>
        </draw:line>
        <draw:line draw:style-name="gr1" draw:text-style-name="P1" draw:layer="layout" svg:x1="5.084cm" svg:y1="4.674cm" svg:x2="3.319cm" svg:y2="7.732cm">
          <text:p/>
        </draw:line>
        <draw:custom-shape draw:style-name="gr7" draw:text-style-name="P6" draw:layer="layout" svg:width="2cm" svg:height="2cm" svg:x="2.335cm" svg:y="6.621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6.113cm" svg:y="6.49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4.082cm" svg:y="3.669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1.365cm" svg:height="1.673cm" svg:x="15.605cm" svg:y="3.159cm">
          <draw:text-box>
            <text:p>Has two children</text:p>
            <text:p>Traverse to the next in-order node (16)</text:p>
          </draw:text-box>
        </draw:frame>
        <draw:line draw:style-name="gr1" draw:text-style-name="P1" draw:layer="layout" svg:x1="11.604cm" svg:y1="14.334cm" svg:x2="8.175cm" svg:y2="12.302cm">
          <text:p/>
        </draw:line>
        <draw:line draw:style-name="gr1" draw:text-style-name="P1" draw:layer="layout" svg:x1="8.162cm" svg:y1="12.419cm" svg:x2="4.746cm" svg:y2="14.461cm">
          <text:p/>
        </draw:line>
        <draw:custom-shape draw:style-name="gr2" draw:text-style-name="P2" draw:layer="layout" svg:width="2cm" svg:height="2cm" svg:x="3.635cm" svg:y="13.445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0.747cm" svg:y="13.35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cm" svg:height="2cm" svg:x="7.16cm" svg:y="11.414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686cm" svg:y1="17.168cm" svg:x2="11.763cm" svg:y2="14.207cm">
          <text:p/>
        </draw:line>
        <draw:line draw:style-name="gr1" draw:text-style-name="P1" draw:layer="layout" svg:x1="11.75cm" svg:y1="14.324cm" svg:x2="9.985cm" svg:y2="17.382cm">
          <text:p/>
        </draw:line>
        <draw:custom-shape draw:style-name="gr3" draw:text-style-name="P3" draw:layer="layout" svg:width="2cm" svg:height="2cm" svg:x="9.001cm" svg:y="16.271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2.779cm" svg:y="16.144cm">
          <text:p text:style-name="P2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0.748cm" svg:y="13.319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574cm" svg:y1="17.294cm" svg:x2="4.651cm" svg:y2="14.333cm">
          <text:p/>
        </draw:line>
        <draw:line draw:style-name="gr1" draw:text-style-name="P1" draw:layer="layout" svg:x1="4.638cm" svg:y1="14.45cm" svg:x2="2.873cm" svg:y2="17.508cm">
          <text:p/>
        </draw:line>
        <draw:custom-shape draw:style-name="gr7" draw:text-style-name="P6" draw:layer="layout" svg:width="2cm" svg:height="2cm" svg:x="1.889cm" svg:y="16.397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5.667cm" svg:y="16.27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3.636cm" svg:y="13.445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5.257cm" svg:y1="14.081cm" svg:x2="21.828cm" svg:y2="12.049cm">
          <text:p/>
        </draw:line>
        <draw:line draw:style-name="gr1" draw:text-style-name="P1" draw:layer="layout" svg:x1="21.815cm" svg:y1="12.166cm" svg:x2="18.399cm" svg:y2="14.208cm">
          <text:p/>
        </draw:line>
        <draw:custom-shape draw:style-name="gr2" draw:text-style-name="P2" draw:layer="layout" svg:width="2cm" svg:height="2cm" svg:x="17.288cm" svg:y="13.192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4.4cm" svg:y="13.097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cm" svg:height="2cm" svg:x="20.939cm" svg:y="11.192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7.339cm" svg:y1="16.915cm" svg:x2="25.416cm" svg:y2="13.954cm">
          <text:p/>
        </draw:line>
        <draw:custom-shape draw:style-name="gr2" draw:text-style-name="P2" draw:layer="layout" svg:width="2cm" svg:height="2cm" svg:x="26.432cm" svg:y="15.891cm">
          <text:p text:style-name="P2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4.401cm" svg:y="13.066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227cm" svg:y1="17.041cm" svg:x2="18.304cm" svg:y2="14.08cm">
          <text:p/>
        </draw:line>
        <draw:line draw:style-name="gr1" draw:text-style-name="P1" draw:layer="layout" svg:x1="18.291cm" svg:y1="14.197cm" svg:x2="16.526cm" svg:y2="17.255cm">
          <text:p/>
        </draw:line>
        <draw:custom-shape draw:style-name="gr7" draw:text-style-name="P6" draw:layer="layout" svg:width="2cm" svg:height="2cm" svg:x="15.542cm" svg:y="16.14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9.32cm" svg:y="16.017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7.289cm" svg:y="13.192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5.24cm" svg:height="1.905cm" svg:x="1.381cm" svg:y="9.255cm">
          <draw:text-box>
            <text:p>If the next node is a leaf (always left)</text:p>
            <text:p>Replace the next node and the target.</text:p>
          </draw:text-box>
        </draw:frame>
        <draw:frame draw:style-name="gr6" draw:text-style-name="P4" draw:layer="layout" svg:width="5.717cm" svg:height="0.962cm" svg:x="19.159cm" svg:y="9.636cm">
          <draw:text-box>
            <text:p>Remove the target</text:p>
          </draw:text-box>
        </draw:frame>
      </draw:page>
      <draw:page draw:name="page5" draw:style-name="dp1" draw:master-page-name="Default">
        <draw:line draw:style-name="gr1" draw:text-style-name="P1" draw:layer="layout" svg:x1="12.049cm" svg:y1="4.556cm" svg:x2="10.284cm" svg:y2="7.614cm">
          <text:p/>
        </draw:line>
        <draw:line draw:style-name="gr1" draw:text-style-name="P1" draw:layer="layout" svg:x1="12.049cm" svg:y1="4.557cm" svg:x2="8.62cm" svg:y2="2.525cm">
          <text:p/>
        </draw:line>
        <draw:line draw:style-name="gr1" draw:text-style-name="P1" draw:layer="layout" svg:x1="8.607cm" svg:y1="2.642cm" svg:x2="5.191cm" svg:y2="4.684cm">
          <text:p/>
        </draw:line>
        <draw:custom-shape draw:style-name="gr2" draw:text-style-name="P8" draw:layer="layout" svg:width="2cm" svg:height="2cm" svg:x="4.08cm" svg:y="3.668cm">
          <text:p text:style-name="P8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draw:layer="layout" svg:width="2cm" svg:height="2cm" svg:x="11.192cm" svg:y="3.573cm">
          <text:p text:style-name="P8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2cm" svg:height="2cm" svg:x="7.605cm" svg:y="1.637cm">
          <text:p text:style-name="P8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131cm" svg:y1="7.391cm" svg:x2="12.208cm" svg:y2="4.43cm">
          <text:p/>
        </draw:line>
        <draw:line draw:style-name="gr1" draw:text-style-name="P1" draw:layer="layout" svg:x1="16.036cm" svg:y1="10.311cm" svg:x2="14.113cm" svg:y2="7.35cm">
          <text:p/>
        </draw:line>
        <draw:custom-shape draw:style-name="gr2" draw:text-style-name="P8" draw:layer="layout" svg:width="2cm" svg:height="2cm" svg:x="15.129cm" svg:y="9.287cm">
          <text:p text:style-name="P8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2cm" svg:height="2cm" svg:x="13.224cm" svg:y="6.367cm">
          <text:p text:style-name="P8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2cm" svg:height="2cm" svg:x="11.193cm" svg:y="3.542cm">
          <text:p text:style-name="P8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083cm" svg:y1="4.673cm" svg:x2="3.318cm" svg:y2="7.731cm">
          <text:p/>
        </draw:line>
        <draw:custom-shape draw:style-name="gr7" draw:text-style-name="P9" draw:layer="layout" svg:width="2cm" svg:height="2cm" svg:x="2.334cm" svg:y="6.62cm">
          <text:p text:style-name="P8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draw:layer="layout" svg:width="2cm" svg:height="2cm" svg:x="4.081cm" svg:y="3.668cm">
          <text:p text:style-name="P8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14.605cm" svg:height="3.806cm" svg:x="13.7cm" svg:y="2.02cm">
          <draw:text-box>
            <text:p text:style-name="P12">Has two children.</text:p>
            <text:p text:style-name="P12">Traverse to the next in-order node (25).</text:p>
            <text:p text:style-name="P12">When there is no left node in the right node of the target (25), this is the next-node.</text:p>
          </draw:text-box>
        </draw:frame>
        <draw:frame draw:style-name="gr6" draw:text-style-name="P13" draw:layer="layout" svg:width="13.215cm" svg:height="1.673cm" svg:x="15.351cm" svg:y="17.129cm">
          <draw:text-box>
            <text:p text:style-name="P12">Place the next node in the target node’s spot.</text:p>
            <text:p text:style-name="P12">Add the left node too.</text:p>
          </draw:text-box>
        </draw:frame>
        <draw:custom-shape draw:style-name="gr10" draw:text-style-name="P14" draw:layer="layout" svg:width="2cm" svg:height="2cm" svg:x="9.382cm" svg:y="6.461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922cm" svg:y1="12.811cm" svg:x2="10.157cm" svg:y2="15.869cm">
          <text:p/>
        </draw:line>
        <draw:line draw:style-name="gr1" draw:text-style-name="P1" draw:layer="layout" svg:x1="11.922cm" svg:y1="12.812cm" svg:x2="8.493cm" svg:y2="10.78cm">
          <text:p/>
        </draw:line>
        <draw:line draw:style-name="gr1" draw:text-style-name="P1" draw:layer="layout" svg:x1="8.48cm" svg:y1="10.897cm" svg:x2="5.064cm" svg:y2="12.939cm">
          <text:p/>
        </draw:line>
        <draw:custom-shape draw:style-name="gr2" draw:text-style-name="P8" draw:layer="layout" svg:width="2cm" svg:height="2cm" svg:x="3.953cm" svg:y="11.923cm">
          <text:p text:style-name="P8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2cm" svg:height="2cm" svg:x="7.478cm" svg:y="9.892cm">
          <text:p text:style-name="P8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718cm" svg:y1="15.772cm" svg:x2="11.795cm" svg:y2="12.811cm">
          <text:p/>
        </draw:line>
        <draw:custom-shape draw:style-name="gr2" draw:text-style-name="P8" draw:layer="layout" svg:width="2cm" svg:height="2cm" svg:x="12.811cm" svg:y="14.748cm">
          <text:p text:style-name="P8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2cm" svg:height="2cm" svg:x="10.906cm" svg:y="11.828cm">
          <text:p text:style-name="P8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956cm" svg:y1="12.928cm" svg:x2="3.191cm" svg:y2="15.986cm">
          <text:p/>
        </draw:line>
        <draw:custom-shape draw:style-name="gr7" draw:text-style-name="P9" draw:layer="layout" svg:width="2cm" svg:height="2cm" svg:x="2.207cm" svg:y="14.875cm">
          <text:p text:style-name="P8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draw:layer="layout" svg:width="2cm" svg:height="2cm" svg:x="3.954cm" svg:y="11.923cm">
          <text:p text:style-name="P8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2cm" svg:height="2cm" svg:x="9.255cm" svg:y="14.716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シェイプ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7.2$Windows_X86_64 LibreOffice_project/639b8ac485750d5696d7590a72ef1b496725cfb5</meta:generator>
    <dc:date>2021-07-01T16:58:58.057000000</dc:date>
    <meta:editing-duration>PT23M55S</meta:editing-duration>
    <meta:editing-cycles>3</meta:editing-cycles>
    <meta:document-statistic meta:object-count="180"/>
  </office:meta>
</office:document-meta>
</file>